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alpha_jan1_jan14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1"/>
        <table:table-column table:style-name="co6" table:default-cell-style-name="ce2"/>
        <table:table-column table:style-name="co3" table:default-cell-style-name="ce1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63.3455" calcext:value-type="float">
            <text:p>1363.3455</text:p>
          </table:table-cell>
          <table:table-cell office:value-type="float" office:value="784.4655" calcext:value-type="float">
            <text:p>784.4655</text:p>
          </table:table-cell>
          <table:table-cell office:value-type="float" office:value="105618.68" calcext:value-type="float">
            <text:p>105618.68</text:p>
          </table:table-cell>
          <table:table-cell office:value-type="float" office:value="243.66428" calcext:value-type="float">
            <text:p>243.66</text:p>
          </table:table-cell>
          <table:table-cell office:value-type="float" office:value="3030208100000000" calcext:value-type="float">
            <text:p>3.030E+15</text:p>
          </table:table-cell>
          <table:table-cell office:value-type="float" office:value="324.99026" calcext:value-type="float">
            <text:p>324.99</text:p>
          </table:table-cell>
          <table:table-cell office:value-type="float" office:value="0.830770492553711" calcext:value-type="float">
            <text:p>0.8307704925537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49.2397" calcext:value-type="float">
            <text:p>1149.2397</text:p>
          </table:table-cell>
          <table:table-cell office:value-type="float" office:value="511.75305" calcext:value-type="float">
            <text:p>511.75305</text:p>
          </table:table-cell>
          <table:table-cell office:value-type="float" office:value="146266.48" calcext:value-type="float">
            <text:p>146266.48</text:p>
          </table:table-cell>
          <table:table-cell office:value-type="float" office:value="292.37653" calcext:value-type="float">
            <text:p>292.38</text:p>
          </table:table-cell>
          <table:table-cell office:value-type="float" office:value="4.6272242E+016" calcext:value-type="float">
            <text:p>4.627E+16</text:p>
          </table:table-cell>
          <table:table-cell office:value-type="float" office:value="382.44803" calcext:value-type="float">
            <text:p>382.45</text:p>
          </table:table-cell>
          <table:table-cell office:value-type="float" office:value="0.443470895290375" calcext:value-type="float">
            <text:p>0.4434708952903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3.2482" calcext:value-type="float">
            <text:p>1103.2482</text:p>
          </table:table-cell>
          <table:table-cell office:value-type="float" office:value="462.70746" calcext:value-type="float">
            <text:p>462.70746</text:p>
          </table:table-cell>
          <table:table-cell office:value-type="float" office:value="107738.94" calcext:value-type="float">
            <text:p>107738.94</text:p>
          </table:table-cell>
          <table:table-cell office:value-type="float" office:value="246.78876" calcext:value-type="float">
            <text:p>246.79</text:p>
          </table:table-cell>
          <table:table-cell office:value-type="float" office:value="0.25755888" calcext:value-type="float">
            <text:p>2.576E-01</text:p>
          </table:table-cell>
          <table:table-cell office:value-type="float" office:value="328.2361" calcext:value-type="float">
            <text:p>328.24</text:p>
          </table:table-cell>
          <table:table-cell office:value-type="float" office:value="0.514288425445557" calcext:value-type="float">
            <text:p>0.51428842544555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05.252" calcext:value-type="float">
            <text:p>1105.252</text:p>
          </table:table-cell>
          <table:table-cell office:value-type="float" office:value="530.36554" calcext:value-type="float">
            <text:p>530.36554</text:p>
          </table:table-cell>
          <table:table-cell office:value-type="float" office:value="137858.08" calcext:value-type="float">
            <text:p>137858.08</text:p>
          </table:table-cell>
          <table:table-cell office:value-type="float" office:value="280.47308" calcext:value-type="float">
            <text:p>280.47</text:p>
          </table:table-cell>
          <table:table-cell office:value-type="float" office:value="1.43215E+016" calcext:value-type="float">
            <text:p>1.432E+16</text:p>
          </table:table-cell>
          <table:table-cell office:value-type="float" office:value="371.29245" calcext:value-type="float">
            <text:p>371.29</text:p>
          </table:table-cell>
          <table:table-cell office:value-type="float" office:value="0.518279075622559" calcext:value-type="float">
            <text:p>0.51827907562255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730.3748" calcext:value-type="float">
            <text:p>1730.3748</text:p>
          </table:table-cell>
          <table:table-cell office:value-type="float" office:value="691.2465" calcext:value-type="float">
            <text:p>691.2465</text:p>
          </table:table-cell>
          <table:table-cell office:value-type="float" office:value="154198.22" calcext:value-type="float">
            <text:p>154198.22</text:p>
          </table:table-cell>
          <table:table-cell office:value-type="float" office:value="304.34283" calcext:value-type="float">
            <text:p>304.34</text:p>
          </table:table-cell>
          <table:table-cell office:value-type="float" office:value="2.7667857E+016" calcext:value-type="float">
            <text:p>2.767E+16</text:p>
          </table:table-cell>
          <table:table-cell office:value-type="float" office:value="392.68082" calcext:value-type="float">
            <text:p>392.68</text:p>
          </table:table-cell>
          <table:table-cell office:value-type="float" office:value="0.677849769592285" calcext:value-type="float">
            <text:p>0.67784976959228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25.2919" calcext:value-type="float">
            <text:p>1225.2919</text:p>
          </table:table-cell>
          <table:table-cell office:value-type="float" office:value="736.2161" calcext:value-type="float">
            <text:p>736.2161</text:p>
          </table:table-cell>
          <table:table-cell office:value-type="float" office:value="86472.23" calcext:value-type="float">
            <text:p>86472.23</text:p>
          </table:table-cell>
          <table:table-cell office:value-type="float" office:value="212.62198" calcext:value-type="float">
            <text:p>212.62</text:p>
          </table:table-cell>
          <table:table-cell office:value-type="float" office:value="3799766400000000" calcext:value-type="float">
            <text:p>3.800E+15</text:p>
          </table:table-cell>
          <table:table-cell office:value-type="float" office:value="294.0616" calcext:value-type="float">
            <text:p>294.06</text:p>
          </table:table-cell>
          <table:table-cell office:value-type="float" office:value="0.850868761539459" calcext:value-type="float">
            <text:p>0.85086876153945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45.75052" calcext:value-type="float">
            <text:p>445.75052</text:p>
          </table:table-cell>
          <table:table-cell office:value-type="float" office:value="470.58997" calcext:value-type="float">
            <text:p>470.58997</text:p>
          </table:table-cell>
          <table:table-cell office:value-type="float" office:value="143546.11" calcext:value-type="float">
            <text:p>143546.11</text:p>
          </table:table-cell>
          <table:table-cell office:value-type="float" office:value="271.88266" calcext:value-type="float">
            <text:p>271.88</text:p>
          </table:table-cell>
          <table:table-cell office:value-type="float" office:value="3.1686544E+017" calcext:value-type="float">
            <text:p>3.169E+17</text:p>
          </table:table-cell>
          <table:table-cell office:value-type="float" office:value="378.8748" calcext:value-type="float">
            <text:p>378.87</text:p>
          </table:table-cell>
          <table:table-cell office:value-type="float" office:value="0.374108016490936" calcext:value-type="float">
            <text:p>0.37410801649093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75.9386" calcext:value-type="float">
            <text:p>1075.9386</text:p>
          </table:table-cell>
          <table:table-cell office:value-type="float" office:value="603.3736" calcext:value-type="float">
            <text:p>603.3736</text:p>
          </table:table-cell>
          <table:table-cell office:value-type="float" office:value="111706.18" calcext:value-type="float">
            <text:p>111706.18</text:p>
          </table:table-cell>
          <table:table-cell office:value-type="float" office:value="239.44965" calcext:value-type="float">
            <text:p>239.45</text:p>
          </table:table-cell>
          <table:table-cell office:value-type="float" office:value="9.141761E+015" calcext:value-type="float">
            <text:p>9.142E+15</text:p>
          </table:table-cell>
          <table:table-cell office:value-type="float" office:value="334.22473" calcext:value-type="float">
            <text:p>334.22</text:p>
          </table:table-cell>
          <table:table-cell office:value-type="float" office:value="0.696780264377594" calcext:value-type="float">
            <text:p>0.69678026437759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63.7129" calcext:value-type="float">
            <text:p>1263.7129</text:p>
          </table:table-cell>
          <table:table-cell office:value-type="float" office:value="717.31635" calcext:value-type="float">
            <text:p>717.31635</text:p>
          </table:table-cell>
          <table:table-cell office:value-type="float" office:value="117420.29" calcext:value-type="float">
            <text:p>117420.29</text:p>
          </table:table-cell>
          <table:table-cell office:value-type="float" office:value="267.30188" calcext:value-type="float">
            <text:p>267.30</text:p>
          </table:table-cell>
          <table:table-cell office:value-type="float" office:value="1.4968396E+017" calcext:value-type="float">
            <text:p>1.497E+17</text:p>
          </table:table-cell>
          <table:table-cell office:value-type="float" office:value="342.66644" calcext:value-type="float">
            <text:p>342.67</text:p>
          </table:table-cell>
          <table:table-cell office:value-type="float" office:value="0.774444341659546" calcext:value-type="float">
            <text:p>0.7744443416595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162.4614" calcext:value-type="float">
            <text:p>1162.4614</text:p>
          </table:table-cell>
          <table:table-cell office:value-type="float" office:value="612.0038" calcext:value-type="float">
            <text:p>612.0038</text:p>
          </table:table-cell>
          <table:table-cell office:value-type="float" office:value="123425.016" calcext:value-type="float">
            <text:p>123425.016</text:p>
          </table:table-cell>
          <table:table-cell office:value-type="float" office:value="262.10016" calcext:value-type="float">
            <text:p>262.10</text:p>
          </table:table-cell>
          <table:table-cell office:value-type="float" office:value="6.3420303E+016" calcext:value-type="float">
            <text:p>6.342E+16</text:p>
          </table:table-cell>
          <table:table-cell office:value-type="float" office:value="349.94168" calcext:value-type="float">
            <text:p>349.94</text:p>
          </table:table-cell>
          <table:table-cell office:value-type="float" office:value="0.631206671396891" calcext:value-type="float">
            <text:p>0.631206671396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17.13898" calcext:value-type="float">
            <text:p>317.13898</text:p>
          </table:table-cell>
          <table:table-cell office:value-type="float" office:value="116.24622" calcext:value-type="float">
            <text:p>116.24622</text:p>
          </table:table-cell>
          <table:table-cell office:value-type="float" office:value="21561.049" calcext:value-type="float">
            <text:p>21561.049</text:p>
          </table:table-cell>
          <table:table-cell office:value-type="float" office:value="27.278154" calcext:value-type="float">
            <text:p>27.28</text:p>
          </table:table-cell>
          <table:table-cell office:value-type="float" office:value="9.990479E+016" calcext:value-type="float">
            <text:p>9.990E+16</text:p>
          </table:table-cell>
          <table:table-cell office:value-type="float" office:value="31.077883" calcext:value-type="float">
            <text:p>31.08</text:p>
          </table:table-cell>
          <table:table-cell office:value-type="float" office:value="0.164261517626593" calcext:value-type="float">
            <text:p>0.164261517626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7:09:51.250495732</dc:date>
    <meta:editing-duration>PT40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